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16cm" fo:min-width="5.366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266cm"/>
    </style:style>
    <style:style style:name="gr3" style:family="graphic" style:parent-style-name="standard">
      <style:graphic-properties draw:textarea-horizontal-align="justify" draw:textarea-vertical-align="middle" draw:auto-grow-height="false" fo:min-height="1.45cm" fo:min-width="4.348cm"/>
    </style:style>
    <style:style style:name="gr4" style:family="graphic" style:parent-style-name="standard">
      <style:graphic-properties draw:textarea-horizontal-align="justify" draw:textarea-vertical-align="middle" draw:auto-grow-height="false" fo:min-height="3.05cm" fo:min-width="6.4cm"/>
    </style:style>
    <style:style style:name="gr5" style:family="graphic" style:parent-style-name="standard">
      <style:graphic-properties draw:textarea-horizontal-align="justify" draw:textarea-vertical-align="middle" draw:auto-grow-height="false" fo:min-height="1.514cm" fo:min-width="4.034cm"/>
    </style:style>
    <style:style style:name="gr6" style:family="graphic" style:parent-style-name="standard">
      <style:graphic-properties draw:textarea-horizontal-align="justify" draw:textarea-vertical-align="middle" draw:auto-grow-height="false" fo:min-height="2.85cm" fo:min-width="6.2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textarea-horizontal-align="justify" draw:textarea-vertical-align="middle" draw:auto-grow-height="false" fo:min-height="2.05cm" fo:min-width="1.95cm"/>
    </style:style>
    <style:style style:name="gr9" style:family="graphic" style:parent-style-name="standard">
      <style:graphic-properties draw:textarea-horizontal-align="justify" draw:textarea-vertical-align="middle" draw:auto-grow-height="false" fo:min-height="1.85cm" fo:min-width="4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1cm" svg:height="2.4cm" svg:x="11.1cm" svg:y="1.3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9" draw:id="id9" draw:layer="layout" svg:width="6cm" svg:height="2.4cm" svg:x="7.6cm" svg:y="25.8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7.7cm" svg:height="2.7cm" svg:x="5.4cm" svg:y="4.8cm">
          <text:p text:style-name="P1">Podaj liczbę (n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6.9cm" svg:height="3.3cm" svg:x="8.3cm" svg:y="8.2cm">
          <text:p text:style-name="P1">Iloczyn = 1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7.2cm" svg:height="2.8cm" svg:x="5.8cm" svg:y="13.7cm">
          <text:p text:style-name="P1">Podaj liczbę (a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5" draw:id="id5" draw:layer="layout" svg:width="6.7cm" svg:height="3.1cm" svg:x="6.3cm" svg:y="17.1cm">
          <text:p text:style-name="P1">Iloczyn *=a</text:p>
          <draw:enhanced-geometry svg:viewBox="0 0 21600 21600" draw:type="rectangle" draw:enhanced-path="M 0 0 L 21600 0 21600 21600 0 21600 0 0 Z N"/>
        </draw:custom-shape>
        <draw:custom-shape draw:style-name="gr7" draw:text-style-name="P1" xml:id="id8" draw:id="id8" draw:layer="layout" svg:width="4.4cm" svg:height="2cm" svg:x="14.7cm" svg:y="21.4cm">
          <text:p text:style-name="P1">I; i + 1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4.9cm" svg:height="4.6cm" svg:x="8cm" svg:y="20.9cm">
          <text:p text:style-name="P1">Czy i = 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xml:id="id7" draw:id="id7" draw:layer="layout" svg:width="5cm" svg:height="2.1cm" svg:x="2.1cm" svg:y="21.8cm">
          <text:p text:style-name="P1">Wynik iloczyn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4.15cm" svg:y1="3.7cm" svg:x2="9.25cm" svg:y2="4.8cm" draw:start-shape="id1" draw:start-glue-point="2" draw:end-shape="id2" draw:end-glue-point="5" svg:d="M14150 3700v551h-4900v549" svg:viewBox="0 0 4901 1101">
          <text:p/>
        </draw:connector>
        <draw:connector draw:style-name="gr10" draw:text-style-name="P2" draw:layer="layout" svg:x1="9.25cm" svg:y1="7.5cm" svg:x2="11.75cm" svg:y2="8.2cm" draw:start-shape="id2" draw:start-glue-point="8" draw:end-shape="id3" draw:end-glue-point="0" svg:d="M9250 7500v351h2500v349" svg:viewBox="0 0 2501 701">
          <text:p/>
        </draw:connector>
        <draw:connector draw:style-name="gr10" draw:text-style-name="P2" xml:id="id10" draw:id="id10" draw:layer="layout" svg:x1="11.75cm" svg:y1="11.5cm" svg:x2="9.4cm" svg:y2="13.7cm" draw:start-shape="id3" draw:start-glue-point="2" draw:end-shape="id4" draw:end-glue-point="5" svg:d="M11750 11500v1100h-2350v1100" svg:viewBox="0 0 2351 2201">
          <text:p/>
        </draw:connector>
        <draw:connector draw:style-name="gr10" draw:text-style-name="P2" draw:layer="layout" svg:x1="9.4cm" svg:y1="16.5cm" svg:x2="9.65cm" svg:y2="17.1cm" draw:start-shape="id4" draw:start-glue-point="8" draw:end-shape="id5" draw:end-glue-point="0" svg:d="M9400 16500v301h250v299" svg:viewBox="0 0 251 601">
          <text:p/>
        </draw:connector>
        <draw:connector draw:style-name="gr10" draw:text-style-name="P2" draw:layer="layout" svg:x1="9.65cm" svg:y1="20.2cm" svg:x2="10.45cm" svg:y2="20.9cm" draw:start-shape="id5" draw:start-glue-point="2" draw:end-shape="id6" draw:end-glue-point="4" svg:d="M9650 20200v350h800v350" svg:viewBox="0 0 801 701">
          <text:p/>
        </draw:connector>
        <draw:connector draw:style-name="gr10" draw:text-style-name="P2" draw:layer="layout" svg:x1="8cm" svg:y1="23.2cm" svg:x2="7.1cm" svg:y2="22.85cm" draw:start-shape="id6" draw:start-glue-point="5" draw:end-shape="id7" draw:end-glue-point="1" svg:d="M8000 23200h-450v-350h-450" svg:viewBox="0 0 901 351">
          <text:p/>
        </draw:connector>
        <draw:connector draw:style-name="gr10" draw:text-style-name="P2" draw:layer="layout" svg:x1="12.9cm" svg:y1="23.2cm" svg:x2="14.7cm" svg:y2="22.4cm" draw:start-shape="id6" draw:start-glue-point="7" draw:end-shape="id8" draw:end-glue-point="3" svg:d="M12900 23200h901v-800h899" svg:viewBox="0 0 1801 801">
          <text:p/>
        </draw:connector>
        <draw:connector draw:style-name="gr10" draw:text-style-name="P2" draw:layer="layout" svg:x1="2.1cm" svg:y1="22.85cm" svg:x2="7.6cm" svg:y2="27cm" draw:start-shape="id7" draw:start-glue-point="3" draw:end-shape="id9" svg:d="M2100 22850h-501v4150h6001" svg:viewBox="0 0 6002 4151">
          <text:p/>
        </draw:connector>
        <draw:connector draw:style-name="gr10" draw:text-style-name="P2" draw:layer="layout" draw:line-skew="-4.15cm" svg:x1="16.9cm" svg:y1="21.4cm" svg:x2="10.575cm" svg:y2="12.6cm" draw:start-shape="id8" draw:start-glue-point="0" draw:end-shape="id10" draw:end-glue-point="0" svg:d="M16900 21400v-8000h-6325v-800" svg:viewBox="0 0 6326 8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11:03:18.502507496</meta:creation-date>
    <dc:date>2018-11-28T11:20:11.428701228</dc:date>
    <meta:editing-duration>PT6M32S</meta:editing-duration>
    <meta:editing-cycles>2</meta:editing-cycles>
    <meta:generator>LibreOffice/6.0.6.2$Linux_X86_64 LibreOffice_project/00m0$Build-2</meta:generator>
    <meta:document-statistic meta:object-count="18"/>
  </office:meta>
</office:document-meta>
</file>